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ukas Helman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1" calcext:value-type="float">
            <text:p>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19:26.3381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19:55.612698000</dc:date>
    <meta:editing-duration>PT2H10M50S</meta:editing-duration>
    <meta:editing-cycles>9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